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ld IIIIIITTT—!!</text:p>
          </table:table-cell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 office:value-type="string">
            <text:p>Now! If ya value your lives, you'll hand over all
of your money and first-rate Ion Matter, Toooo!!</text:p>
          </table:table-cell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゜-゜) ...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well, that is...</text:p>
          </table:table-cell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at tone of voice, I can assume that...</text:p>
          </table:table-cell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 office:value-type="string">
            <text:p>This is a highway robbery.</text:p>
          </table:table-cell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s she with the bandit gang?!</text:p>
          </table:table-cell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-She doesn't really look like it, though...</text:p>
          </table:table-cell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are ya whispering Abouuut?</text:p>
          </table:table-cell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 office:value-type="string">
            <text:p>I wanna join in, Toooo!!</text:p>
          </table:table-cell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r demands?</text:p>
          </table:table-cell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ike I said, all of your money, and... well the
money's Whateveeer.</text:p>
          </table:table-cell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 office:value-type="string">
            <text:p>I want your first-rate Ion Matter, all of it,
and right Noooow! Hand it over, and no one
gets Huuuurt!</text:p>
          </table:table-cell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e “first-rate Ion Matter” you speak
of?</text:p>
          </table:table-cell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've never heard of Ion Matteeer?!</text:p>
          </table:table-cell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 office:value-type="string">
            <text:p>I never knew terrestrials were so Primitiiive!</text:p>
          </table:table-cell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making fun of us?</text:p>
          </table:table-cell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's just go.</text:p>
          </table:table-cell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 office:value-type="string">
            <text:p>I'm getting the feeling we should stay well away
from her...</text:p>
          </table:table-cell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-Wait Uuuuuuuuup!!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 office:value-type="string">
            <text:p>If I don't get Ion Matter, and I mean the
first-rate stuff, then I can't get back
Hooooome!!</text:p>
          </table:table-cell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 office:value-type="string">
            <text:p>Let's work Togetheeeeeer!!</text:p>
          </table:table-cell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look for someone else to work with.</text:p>
          </table:table-cell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 office:value-type="string">
            <text:p>We don't even know what “Ion Matter” is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on Matter is the name for matter which
outputs ion cluster Energyyy.</text:p>
          </table:table-cell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 office:value-type="string">
            <text:p>It is given a class based on its purity, going
from first-class down to Sixth-Claaass.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 office:value-type="string">
            <text:p>The starship I came here on only takes the best
stuff, first-rate Ion Matteeer.</text:p>
          </table:table-cell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... Starship...?!</text:p>
          </table:table-cell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so you're saying...</text:p>
          </table:table-cell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 office:value-type="string">
            <text:p>You came from space?!?!</text:p>
          </table:table-cell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what I've been saying this whole Tiiime!</text:p>
          </table:table-cell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 office:value-type="string">
            <text:p>I was cruising along, when my starship ran out
of ion cluster energy, so I had to make an
emergency landing on this star Systeeem.</text:p>
          </table:table-cell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ind that a little hard to swallow...</text:p>
          </table:table-cell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!! Show us your starship!!!</text:p>
          </table:table-cell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 office:value-type="string">
            <text:p>Where is it?! I'll believe it when I see it!!</text:p>
          </table:table-cell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crash landed a little ways north of Heeere.</text:p>
          </table:table-cell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 office:value-type="string">
            <text:p>But the ship's camouflage system activated
during the emergency and took the form of a
boulder, so you'd never find it if you Triiied.</text:p>
          </table:table-cell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ait, you cannot mean to say...</text:p>
          </table:table-cell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ock that fell on the laboratory was...!</text:p>
          </table:table-cell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alien spaceship!!</text:p>
          </table:table-cell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hort, the lab's power was cut and we were
able to escape because of you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 office:value-type="string">
            <text:p>If that is the case, then we wouldn't be entirely
opposed to lending you a hand, but...</text:p>
          </table:table-cell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*can* help you with this Ion
Matter stuff.</text:p>
          </table:table-cell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. I don't have the time to loaf around
on this primitive Planeeet.</text:p>
          </table:table-cell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 office:value-type="string">
            <text:p>I've gotta hurry up and recharge the ship, erase
these terrestrials' memories, and get to my
Destinatiooon.</text:p>
          </table:table-cell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ddya mean “erase our memories”?!</text:p>
          </table:table-cell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uys learnt about my Existeeence.</text:p>
          </table:table-cell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 office:value-type="string">
            <text:p>No citizen of the Milky Way Federation may
allow any primitive sentient lifeforms to learn
of their Existeeence.</text:p>
          </table:table-cell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 office:value-type="string">
            <text:p>Therefore, I'll have to transmit a memory
erasure pulse across the entire planet and
delete the last year of your Memoriiies!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 office:value-type="string">
            <text:p>After all, there might be some of your kind who
saw my starship falling to the ground before all
camouflage procedures were Compleeete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it, please!</text:p>
          </table:table-cell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 office:value-type="string">
            <text:p>D-Don't you think a whole year of memories...
would be a little much to erase?!</text:p>
          </table:table-cell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can only set the device to one year
increments, I'm Afraaaid.</text:p>
          </table:table-cell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 office:value-type="string">
            <text:p>Anyway! That aside, I need to get my hands on
some Ion Matteeer!</text:p>
          </table:table-cell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 office:value-type="string">
            <text:p>Stop grumbling and lend me a Haaaand!</text:p>
          </table:table-cell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rasing an entire year's worth of our memories
is too much to accept.</text:p>
          </table:table-cell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 office:value-type="string">
            <text:p>We can't help you.</text:p>
          </table:table-cell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mgh!! I can't believe I'm being turned down
by a bunch of primitive Terrestriaaaals!!</text:p>
          </table:table-cell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grief. The human world is gettin' more 'n
more enemies every day, huh?</text:p>
          </table:table-cell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does seem that way, doesn't it...</text:p>
          </table:table-cell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 office:value-type="string">
            <text:p>...Hah!</text:p>
          </table:table-cell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 office:value-type="string">
            <text:p>Chat - L3 A Him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... Umm...</text:p>
          </table:table-cell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 office:value-type="string">
            <text:p>Excuse me for asking this, but...</text:p>
          </table:table-cell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 office:value-type="string">
            <text:p>Do you have a name...?</text:p>
          </table:table-cell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h! Well asked, Frieeend!</text:p>
          </table:table-cell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 office:value-type="string">
            <text:p>My name is Carat! Daughter of the Milky Way
Federation's Presideeeent!!</text:p>
          </table:table-cell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-Huh? Is there something on my Faaace...?</text:p>
          </table:table-cell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orry to say this, but...</text:p>
          </table:table-cell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 office:value-type="string">
            <text:p>We can't accept that your name is “Carat”.</text:p>
          </table:table-cell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 office:value-type="string">
            <text:p>Please leave.</text:p>
          </table:table-cell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-Whyyyyy?!?!</text:p>
          </table:table-cell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 office:value-type="string">
            <text:p>Why can't my name be Caraaat—?!?!</text:p>
          </table:table-cell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ee.</text:p>
          </table:table-cell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 office:value-type="string">
            <text:p>To be honest, there's a bit of a naming conflict.
With Carat, I mean.</text:p>
          </table:table-cell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eeeeh? Is that Soooo?</text:p>
          </table:table-cell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 office:value-type="string">
            <text:p>In that case, why don't you differentiate me by
my hair Colooor!</text:p>
          </table:table-cell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 office:value-type="string">
            <text:p>You can call me White Caraaat—!</text:p>
          </table:table-cell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already got a White Carat a short while ago.</text:p>
          </table:table-cell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h?! No Waaaaaaaay?!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 office:value-type="string">
            <text:p>Th-Th-Then how about...</text:p>
          </table:table-cell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 office:value-type="string">
            <text:p>I'll dye my hair Reeed!! Then there's no
conflicts, Riiiiight?</text:p>
          </table:table-cell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pe, we've already got a Red Carat.</text:p>
          </table:table-cell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 office:value-type="string">
            <text:p>And by the way, we've got a Blue Carat, too.</text:p>
          </table:table-cell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eeeh?!?!</text:p>
          </table:table-cell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 office:value-type="string">
            <text:p>Wh-Wh-Why in the milky way does this planet
have so many Caraaaaaaaats?!?!?!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what we'd like to know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any rate, we can't allow the number of
Carats here to grow.</text:p>
          </table:table-cell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 office:value-type="string">
            <text:p>That makes you, not Carat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-But you can't say That...</text:p>
          </table:table-cell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buts. Whatever you are, you're not Carat.</text:p>
          </table:table-cell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 office:value-type="string">
            <text:p>Got it?</text:p>
          </table:table-cell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, uu... u...</text:p>
          </table:table-cell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 office:value-type="string">
            <text:p>Uwaaaaaaaaaaaaaaaaahhnnnnnn!!!!
You jeeeeeeeeeeeeeeeeerk!!!!!!!</text:p>
          </table:table-cell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see a thing.</text:p>
          </table:table-cell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Nothing happened here, whatsoever!</text:p>
          </table:table-cell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Let's keep going.</text:p>
          </table:table-cell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ight...</text:p>
          </table:table-cell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 office:value-type="string">
            <text:p>Takoyaki 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... hah... ah... ngh, uu...</text:p>
          </table:table-cell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 office:value-type="string">
            <text:p>(N... No... if I move any further... It'll
all come Ooout...!)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can do it, Takoyaki-chan! Just a little
further!</text:p>
          </table:table-cell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ll I carry you?</text:p>
          </table:table-cell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OO!!</text:p>
          </table:table-cell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 office:value-type="string">
            <text:p>(If anyone touches me right now... I'll
really lose Controool!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 office:value-type="string">
            <text:p>I... I'm... Fiiine...</text:p>
          </table:table-cell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Kuah... gh... nh, ah... ah...</text:p>
          </table:table-cell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 office:value-type="string">
            <text:p>I... I can't... hol... d it... a-anym...</text:p>
          </table:table-cell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 office:value-type="string">
            <text:p>I'm at... my lim... iiiiit!!</text:p>
          </table:table-cell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 office:value-type="string">
            <text:p>Aaaaaaaaaaah, Nooooooooooo!!!</text:p>
          </table:table-cell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Eh? Wha??</text:p>
          </table:table-cell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</text:p>
          </table:table-cell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 office:value-type="string">
            <text:p>You've needed to pee this whole time...?</text:p>
          </table:table-cell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 *nod*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But what about your suit...?</text:p>
          </table:table-cell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ore importantly, let us descend the mountain
and get her a change of clothes.</text:p>
          </table:table-cell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Let's go.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 office:value-type="string">
            <text:p>Takoyaki 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... quickly! Peeee!!)</text:p>
          </table:table-cell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 office:value-type="string">
            <text:p>(How long to the goal... to the Toileeet?!)</text:p>
          </table:table-cell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you're having a hard time
walking.</text:p>
          </table:table-cell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 office:value-type="string">
            <text:p>I-I'm Fiiine!! I can still walk by Myseeelf!!</text:p>
          </table:table-cell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aotome! Why do you look so disappointed?!</text:p>
          </table:table-cell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're imagining things...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... fine... still... F-Fiiine...</text:p>
          </table:table-cell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 office:value-type="string">
            <text:p>(Gonna leak... gonna leeeeaaak!!)</text:p>
          </table:table-cell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se grasslands are the final stretch.</text:p>
          </table:table-cell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, fight!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-Are we... really... almost Theeere...?</text:p>
          </table:table-cell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You can do it...!</text:p>
          </table:table-cell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Hold it... hold it just a little longer...!)</text:p>
          </table:table-cell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 office:value-type="string">
            <text:p>(Just a little longer and I can... pee... I
can finally Peeee...!!)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 office:value-type="string">
            <text:p>Ah... ah... uh... hah...</text:p>
          </table:table-cell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 office:value-type="string">
            <text:p>(It's coming out...! It's coming Ooout!!)</text:p>
          </table:table-cell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 office:value-type="string">
            <text:p>(I'm... I'm at my Limiiit!!)</text:p>
          </table:table-cell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ld on, Takoyaki-san!</text:p>
          </table:table-cell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 office:value-type="string">
            <text:p>There is a cabin just beyond this gate, so
just hold on until then!</text:p>
          </table:table-cell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C-Cabin...! Toilet...!!)</text:p>
          </table:table-cell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 office:value-type="string">
            <text:p>(Soon... I can pee soon...!!)</text:p>
          </table:table-cell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 office:value-type="string">
            <text:p>(Uuuuu〜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